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officeooo:rsid="000ba829" officeooo:paragraph-rsid="000ba829" style:font-size-asian="22pt" style:font-weight-asian="bold" style:font-size-complex="22pt" style:font-weight-complex="bold"/>
    </style:style>
    <style:style style:name="P2" style:family="paragraph" style:parent-style-name="Standard">
      <style:text-properties officeooo:rsid="000ba829" officeooo:paragraph-rsid="000ba829"/>
    </style:style>
    <style:style style:name="P3" style:family="paragraph" style:parent-style-name="Standard">
      <style:text-properties fo:font-weight="bold" officeooo:rsid="000ba829" officeooo:paragraph-rsid="000ba829" style:font-weight-asian="bold" style:font-weight-complex="bold"/>
    </style:style>
    <style:style style:name="P4" style:family="paragraph" style:parent-style-name="Standard">
      <style:text-properties officeooo:paragraph-rsid="000ba829"/>
    </style:style>
    <style:style style:name="P5" style:family="paragraph" style:parent-style-name="Standard">
      <style:text-properties officeooo:rsid="000dc259" officeooo:paragraph-rsid="000dc259"/>
    </style:style>
    <style:style style:name="P6" style:family="paragraph" style:parent-style-name="Standard">
      <style:paragraph-properties fo:text-align="center" style:justify-single-word="false"/>
      <style:text-properties fo:font-size="16pt" fo:font-weight="bold" officeooo:rsid="000dc259" officeooo:paragraph-rsid="000dc259" style:font-size-asian="16pt" style:font-weight-asian="bold" style:font-size-complex="16pt" style:font-weight-complex="bold"/>
    </style:style>
    <style:style style:name="P7" style:family="paragraph" style:parent-style-name="Standard">
      <style:text-properties fo:font-weight="bold" officeooo:rsid="000dc259" officeooo:paragraph-rsid="000dc259" style:font-weight-asian="bold" style:font-weight-complex="bold"/>
    </style:style>
    <style:style style:name="P8" style:family="paragraph" style:parent-style-name="Standard">
      <style:text-properties fo:font-weight="bold" officeooo:rsid="000f35b1" officeooo:paragraph-rsid="000f35b1" style:font-weight-asian="bold" style:font-weight-complex="bold"/>
    </style:style>
    <style:style style:name="P9" style:family="paragraph" style:parent-style-name="Standard">
      <style:text-properties officeooo:rsid="000f35b1" officeooo:paragraph-rsid="000f35b1"/>
    </style:style>
    <style:style style:name="P10" style:family="paragraph" style:parent-style-name="Standard">
      <style:paragraph-properties fo:text-align="center" style:justify-single-word="false"/>
      <style:text-properties fo:font-size="16pt" fo:font-weight="bold" officeooo:rsid="000f35b1" officeooo:paragraph-rsid="000f35b1" style:font-size-asian="16pt" style:font-weight-asian="bold" style:font-size-complex="16pt" style:font-weight-complex="bold"/>
    </style:style>
    <style:style style:name="P11" style:family="paragraph" style:parent-style-name="Standard">
      <style:text-properties fo:font-weight="bold" officeooo:rsid="00101459" officeooo:paragraph-rsid="00101459" style:font-weight-asian="bold" style:font-weight-complex="bold"/>
    </style:style>
    <style:style style:name="P12" style:family="paragraph" style:parent-style-name="Standard">
      <style:text-properties officeooo:rsid="00101459" officeooo:paragraph-rsid="00101459"/>
    </style:style>
    <style:style style:name="P13" style:family="paragraph" style:parent-style-name="Standard">
      <style:paragraph-properties fo:text-align="center" style:justify-single-word="false"/>
      <style:text-properties fo:font-size="16pt" fo:font-weight="bold" officeooo:rsid="00101459" officeooo:paragraph-rsid="00101459" style:font-size-asian="16pt" style:font-weight-asian="bold" style:font-size-complex="16pt" style:font-weight-complex="bold"/>
    </style:style>
    <style:style style:name="P14" style:family="paragraph" style:parent-style-name="Standard">
      <style:text-properties officeooo:rsid="0010d460" officeooo:paragraph-rsid="0010d460"/>
    </style:style>
    <style:style style:name="P15" style:family="paragraph" style:parent-style-name="Standard">
      <style:text-properties fo:font-weight="bold" officeooo:rsid="0010d460" officeooo:paragraph-rsid="0010d460" style:font-weight-asian="bold" style:font-weight-complex="bold"/>
    </style:style>
    <style:style style:name="P16" style:family="paragraph" style:parent-style-name="Standard">
      <style:paragraph-properties fo:text-align="center" style:justify-single-word="false"/>
      <style:text-properties fo:font-size="16pt" fo:font-weight="bold" officeooo:rsid="0010d460" officeooo:paragraph-rsid="0010d460" style:font-size-asian="16pt" style:font-weight-asian="bold" style:font-size-complex="16pt" style:font-weight-complex="bold"/>
    </style:style>
    <style:style style:name="P17" style:family="paragraph" style:parent-style-name="Standard">
      <style:text-properties fo:font-weight="bold" officeooo:rsid="0011b0fe" officeooo:paragraph-rsid="0011b0fe" style:font-weight-asian="bold" style:font-weight-complex="bold"/>
    </style:style>
    <style:style style:name="P18" style:family="paragraph" style:parent-style-name="Standard">
      <style:text-properties officeooo:rsid="0011b0fe" officeooo:paragraph-rsid="0011b0fe"/>
    </style:style>
    <style:style style:name="P19" style:family="paragraph" style:parent-style-name="Standard">
      <style:paragraph-properties fo:text-align="center" style:justify-single-word="false"/>
      <style:text-properties fo:font-size="16pt" fo:font-weight="bold" officeooo:rsid="0011b0fe" officeooo:paragraph-rsid="0011b0fe" style:font-size-asian="16pt" style:font-weight-asian="bold" style:font-size-complex="16pt" style:font-weight-complex="bold"/>
    </style:style>
    <style:style style:name="P20" style:family="paragraph" style:parent-style-name="Standard">
      <style:text-properties fo:font-weight="bold" officeooo:rsid="00122640" officeooo:paragraph-rsid="00122640" style:font-weight-asian="bold" style:font-weight-complex="bold"/>
    </style:style>
    <style:style style:name="P21" style:family="paragraph" style:parent-style-name="Standard">
      <style:text-properties officeooo:rsid="00122640" officeooo:paragraph-rsid="00122640"/>
    </style:style>
    <style:style style:name="P22" style:family="paragraph" style:parent-style-name="Standard">
      <style:text-properties officeooo:rsid="0012d2b7" officeooo:paragraph-rsid="0012d2b7"/>
    </style:style>
    <style:style style:name="P23" style:family="paragraph" style:parent-style-name="Text_20_body">
      <style:text-properties officeooo:rsid="0012d2b7"/>
    </style:style>
    <style:style style:name="P24" style:family="paragraph" style:parent-style-name="Horizontal_20_Line">
      <style:text-properties officeooo:rsid="0012d2b7"/>
    </style:style>
    <style:style style:name="P25" style:family="paragraph" style:parent-style-name="Heading_20_3">
      <style:text-properties officeooo:rsid="0012d2b7"/>
    </style:style>
    <style:style style:name="T1" style:family="text">
      <style:text-properties officeooo:rsid="000c0b9d"/>
    </style:style>
    <style:style style:name="T2" style:family="text">
      <style:text-properties officeooo:rsid="001226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view du Président <text:s/>sortant d’Amaki France</text:p>
      <text:p text:style-name="P2"/>
      <text:p text:style-name="P2"/>
      <text:p text:style-name="P3">1. Comment êtes-vous devenu président ? <text:s/>Y a-t-il eu un moment déclencheur ou était-ce une suite naturelle des événements ?</text:p>
      <text:p text:style-name="P2"/>
      <text:p text:style-name="P2">Après la mort de notre collègue Samba Maziku, un grand besoin d’unité s’est fait sentir.</text:p>
      <text:p text:style-name="P2">Nous avions besoin de nous soutenir et de nous assembler. Alors que nous cherchions un président, j’étais déjà impliqué dans l’organisation. Naturellement, on m’a proposé ce rôle, et j’ai accepté dans l’intérêt de l’association.</text:p>
      <text:p text:style-name="P2"/>
      <text:p text:style-name="P3">2. Qu’est-ce qui vous a motivé à accepter la présidence ?</text:p>
      <text:p text:style-name="P2"/>
      <text:p text:style-name="P2">L’envie de réunir tous les anciens élèves, de faciliter les moments difficiles comme les deuils, et de renforcer la solidarité qui a toujours été la force d’ Amaki</text:p>
      <text:p text:style-name="P2"/>
      <text:p text:style-name="P3">3. Quels étaient vos objectifs principaux en prenant vos fonctions ?</text:p>
      <text:p text:style-name="P4"/>
      <text:p text:style-name="P2">Mettre en place un systèm<text:span text:style-name="T1">e</text:span> de cotisations, ouvrir un compte ban<text:span text:style-name="T1">c</text:span>aire pour Amaki, obtenir une assurance obsèques pour les membres, et soutenir l’école de Kipaku, notamment en matériel et en infrastructures.</text:p>
      <text:p text:style-name="P2"/>
      <text:p text:style-name="P5"/>
      <text:p text:style-name="P6">Evolution de l’association</text:p>
      <text:p text:style-name="P5"/>
      <text:p text:style-name="P7">4. Comment décririez-vous l’évolution de l’association depuis sa création ?</text:p>
      <text:p text:style-name="P5"/>
      <text:p text:style-name="P5">Amaki s’est progressivement unifiée : Collèges, Lycées, anciens, Amaki Diaspora, Amaki Kinshasa et LAC. Nous avons construit une association plus harmonieuse, organisée et soudée.</text:p>
      <text:p text:style-name="P5"/>
      <text:p text:style-name="P7">5. Quels moments marquants vous reviennent en mémoire ?</text:p>
      <text:p text:style-name="P5"/>
      <text:p text:style-name="P5">La décès de notre collègue et membre José Tiansende a été un moment difficile pour toute la communauté. Je retiens aussi le soutien du diocèse de Kisantu pour les ordinateurs, les dons à l’internat. L’achat de ciment <text:s/>pour les infrastructures, ainsi que la grande journée barbecue pour intégrer les nouveaux membres.</text:p>
      <text:p text:style-name="P5"/>
      <text:p text:style-name="P8">6. Quelles sont, selon vous, les plus grandes réussites sous votre mandat ?</text:p>
      <text:p text:style-name="P9"/>
      <text:p text:style-name="P9">L’achat et l’envoi d’ordinateurs à Kipaku.</text:p>
      <text:p text:style-name="P9">Le don d’ordinateurs à l’internat et l’accompagne du diocèse.</text:p>
      <text:p text:style-name="P9">L’unification d’Amaki autour d’une vraie communauté</text:p>
      <text:p text:style-name="P9">Le partenariat solide avec Amai Kinshasa, LAC et la diaspora.</text:p>
      <text:p text:style-name="P9">La structuration administrative : cotisations, compte bancaire, démarches internes.</text:p>
      <text:p text:style-name="P9"/>
      <text:p text:style-name="P9">7. Y a-t-il eu des moments imprévus ?</text:p>
      <text:p text:style-name="P9"/>
      <text:p text:style-name="P9">Oui, par exemple l’envoi d’un ordinateur à Kipaku qui n’a pas pu fonctionner faute de groupe électrogène. Malgré ces imprévus, les intentions et les efforts sont restés forts.</text:p>
      <text:p text:style-name="P9"/>
      <text:p text:style-name="P9"/>
      <text:p text:style-name="P10"><text:soft-page-break/>Defis et apprentissages</text:p>
      <text:p text:style-name="P9"/>
      <text:p text:style-name="P8">8. <text:s/>Quels défis majeurs avez-vous rencontrés ?</text:p>
      <text:p text:style-name="P9"/>
      <text:p text:style-name="P9">Le manque de lieux pour les réunions et les difficultés financières ont été des obstacles importants. Cela nous a poussés à revoir notre organisation et à trouver des solutions fixes et adaptées.</text:p>
      <text:p text:style-name="P9"/>
      <text:p text:style-name="P8">9. <text:s/>Quel est le souvenir dont vous êtes le plus fier ?</text:p>
      <text:p text:style-name="P9"/>
      <text:p text:style-name="P9">Ma constance et ma présence pendant dix ans. Mmalgré les difficultés, j’ai toujours été là, disponible et engagé. L’harmonie au sein de l’association est aussi une grande fierté.</text:p>
      <text:p text:style-name="P9"/>
      <text:p text:style-name="P11">10. Quelles leçons tirez-vous de votre présidence ?</text:p>
      <text:p text:style-name="P12"/>
      <text:p text:style-name="P12">La patience est essentielle. Il faut savoir écouter, analyser avant de répondre, rester serein et eviter tout favoritisme. J’ai appris que le rôle de président demande <text:s/>présence, constance et équilibre.</text:p>
      <text:p text:style-name="P12"/>
      <text:p text:style-name="P13">Relations et communauté</text:p>
      <text:p text:style-name="P12"/>
      <text:p text:style-name="P11">11. Comment décririez-vous la relation entre les membres, le bureau et les partenaires au fil des années ?</text:p>
      <text:p text:style-name="P12"/>
      <text:p text:style-name="P14">Les relations ont été marquées par l’harmonie, la communication et le sens du partenariat. Amaki Kinshasa, LAC et Amaki Diaspora ont été des alliés important dans notre évolution</text:p>
      <text:p text:style-name="P9"/>
      <text:p text:style-name="P9"/>
      <text:p text:style-name="P15">12. Avez-vous traversé des moments de doute ? Comment les avez-vous surmontés ?</text:p>
      <text:p text:style-name="P14"/>
      <text:p text:style-name="P14">Oui, notamment lorsque nous n’avions aucun lieu stable pour les réunions. Nous avons surmonté ces difficultés en changeant le système et en cherchant des espaces fixes, plus adaptés.</text:p>
      <text:p text:style-name="P14"/>
      <text:p text:style-name="P14"/>
      <text:p text:style-name="P16">Transmission et avenir</text:p>
      <text:p text:style-name="P14"/>
      <text:p text:style-name="P15">13. Pourquoi avez-vous décidé de ne pas vous représenter cette années ?</text:p>
      <text:p text:style-name="P14"/>
      <text:p text:style-name="P14">Parce que notre statut prévois normalement un passage de relais tous les deux ans. J’ai assuré dix ans. Il est temps de laisser laa place aux autres et de permettre un renouveau.</text:p>
      <text:p text:style-name="P14"/>
      <text:p text:style-name="P17">14. Que souhaiteriez-vous dire au futur président ?</text:p>
      <text:p text:style-name="P18"/>
      <text:p text:style-name="P18">D’être un leader serein, patient et à l’écoute. De faire confiance à l’équipe dirigeante, d’éviter les divisions et de toujours agir pour l’intérêt supérieur de l’association.</text:p>
      <text:p text:style-name="P18"/>
      <text:p text:style-name="P17">15. Pouvez-vous raconter une rencontre ou collaboration déterminante pour l’association ?</text:p>
      <text:p text:style-name="P18"/>
      <text:p text:style-name="P18">La période qui a suivi le décès de notre collègue Samba Maziku a été déterminante. Elle a ravivé un esprit d’unité extraordinaire. Cette solidarité spontanée a donné un nouveau souffle à Amaki et renforcé notre sentiment d’appartenance.</text:p>
      <text:p text:style-name="P18"/>
      <text:p text:style-name="P18"/>
      <text:p text:style-name="P19"><text:soft-page-break/>Anecdotes et conclusion</text:p>
      <text:p text:style-name="P18"/>
      <text:p text:style-name="P17">16. Si vous devriez résumer votre présidence en une phrase ?</text:p>
      <text:p text:style-name="P18"/>
      <text:p text:style-name="P18">Dix ans de patience, de constance, de présence et d’enga<text:span text:style-name="T2">g</text:span>ement total au service d’Amaki.</text:p>
      <text:p text:style-name="P18"/>
      <text:p text:style-name="P20">17. Quel conseil donneriez-vous aux membres pour l’avenir ?</text:p>
      <text:p text:style-name="P21"/>
      <text:p text:style-name="P21">Restez soudés, gardez l’esprit d’entraide, faites confiance aux dirigeants et travaillez toujours pour éviter les divisions. C’est ensemble que l’association prosperera.</text:p>
      <text:p text:style-name="P9"/>
      <text:p text:style-name="P22">==================================<text:span text:style-name="Strong_20_Emphasis">Interview du Président sortant d’Amaki France</text:span></text:p>
      <text:p text:style-name="P23"><text:span text:style-name="Strong_20_Emphasis">Introduction</text:span><text:line-break/>L’idée de la création de notre association AmaKi est née à la suite du décès de notre collègue et ami, Samba Maziku. À la veille de l’élection du nouveau président, nous avons rencontré le président sortant afin de revenir sur son parcours, son engagement et les perspectives pour l’avenir de notre communauté.</text:p>
      <text:p text:style-name="P24"/>
      <text:h text:style-name="P25" text:outline-level="3"><text:span text:style-name="Strong_20_Emphasis">Parcours et engagement</text:span></text:h>
      <text:p text:style-name="P23"><text:span text:style-name="Strong_20_Emphasis">1. Comment êtes-vous devenu président ? Y a-t-il eu un moment déclencheur ou était-ce une suite naturelle des événements ?</text:span><text:line-break/>À la suite du décès de notre collègue Samba Maziku, un profond besoin d’unité s’est imposé à nous. Nous ressentions la nécessité de nous rassembler, de nous soutenir mutuellement et de structurer notre solidarité. Déjà impliqué dans l’organisation, ma candidature s’est inscrite dans une continuité naturelle, et j’ai accepté cette responsabilité dans l’intérêt supérieur de l’association.</text:p>
      <text:p text:style-name="P23"><text:span text:style-name="Strong_20_Emphasis">2. Qu’est-ce qui vous a motivé à accepter la présidence ?</text:span><text:line-break/>Ma principale motivation a été de fédérer les anciens élèves, de créer un cadre de solidarité face aux épreuves, notamment les deuils, et de renforcer les liens fraternels qui constituent l’essence même d’Amaki.</text:p>
      <text:p text:style-name="P23"><text:span text:style-name="Strong_20_Emphasis">3. Quels étaient vos objectifs principaux en prenant vos fonctions ?</text:span><text:line-break/>Mes priorités étaient claires : structurer l’association à travers la mise en place d’un système de cotisations, ouvrir un compte bancaire, instaurer une assurance obsèques pour les membres, et soutenir concrètement l’école de Kipaku, tant sur le plan matériel qu’infrastructurel.</text:p>
      <text:p text:style-name="P24"/>
      <text:h text:style-name="P25" text:outline-level="3"><text:span text:style-name="Strong_20_Emphasis">Évolution de l’association</text:span></text:h>
      <text:p text:style-name="P23"><text:span text:style-name="Strong_20_Emphasis">4. Comment décririez-vous l’évolution de l’association depuis sa création ?</text:span><text:line-break/>Amaki a connu une évolution progressive vers davantage d’unité et de cohérence. Collèges, lycées, anciens élèves, diaspora, Amaki Kinshasa et le LAC ont convergé vers une organisation plus structurée, harmonieuse et solidaire.</text:p>
      <text:p text:style-name="P23"><text:span text:style-name="Strong_20_Emphasis">5. Quels moments marquants vous reviennent en mémoire ?</text:span><text:line-break/>Certains moments ont profondément marqué notre parcours, notamment le décès de notre collègue José Tiansende, qui a éprouvé notre cohésion. Je retiens également le soutien du diocèse de Kisantu, <text:soft-page-break/>les dons d’ordinateurs à l’internat, les contributions aux infrastructures, ainsi que les moments de convivialité comme la journée barbecue, essentielle pour l’intégration des nouveaux membres.</text:p>
      <text:p text:style-name="P23"><text:span text:style-name="Strong_20_Emphasis">6. Quelles sont, selon vous, les plus grandes réussites sous votre mandat ?</text:span><text:line-break/>Parmi les réalisations majeures figurent l’envoi d’ordinateurs à Kipaku, le renforcement du partenariat avec Amaki Kinshasa, le LAC et la diaspora, ainsi que la structuration administrative de l’association. Mais au-delà des actions concrètes, la plus grande réussite reste l’unification d’Amaki autour d’une véritable communauté.</text:p>
      <text:p text:style-name="P23"><text:span text:style-name="Strong_20_Emphasis">7. Y a-t-il eu des moments imprévus ?</text:span><text:line-break/>Oui, certains imprévus ont jalonné notre parcours, comme l’envoi d’un ordinateur à Kipaku qui n’a pu être utilisé faute de groupe électrogène. Toutefois, ces difficultés n’ont jamais entamé notre engagement ni notre détermination.</text:p>
      <text:p text:style-name="P24"/>
      <text:h text:style-name="P25" text:outline-level="3"><text:span text:style-name="Strong_20_Emphasis">Défis et apprentissages</text:span></text:h>
      <text:p text:style-name="P23"><text:span text:style-name="Strong_20_Emphasis">8. Quels défis majeurs avez-vous rencontrés ?</text:span><text:line-break/>Le manque de lieux de réunion stables et les contraintes financières ont constitué des obstacles importants. Ces défis nous ont amenés à repenser notre organisation et à rechercher des solutions plus pérennes.</text:p>
      <text:p text:style-name="P23"><text:span text:style-name="Strong_20_Emphasis">9. Quel est le souvenir dont vous êtes le plus fier ?</text:span><text:line-break/>Je retiens avant tout ma constance et mon engagement sur une décennie. Malgré les difficultés, je suis resté présent et disponible. L’harmonie que nous avons su préserver au sein de l’association demeure également une grande fierté.</text:p>
      <text:p text:style-name="P23"><text:span text:style-name="Strong_20_Emphasis">10. Quelles leçons tirez-vous de votre présidence ?</text:span><text:line-break/>La présidence enseigne la patience, l’écoute et la mesure. Elle exige de savoir analyser avant d’agir, de rester impartial et de maintenir un équilibre constant. C’est une fonction qui requiert rigueur, sérénité et sens des responsabilités.</text:p>
      <text:p text:style-name="P24"/>
      <text:h text:style-name="P25" text:outline-level="3"><text:span text:style-name="Strong_20_Emphasis">Relations et communauté</text:span></text:h>
      <text:p text:style-name="P23"><text:span text:style-name="Strong_20_Emphasis">11. Comment décririez-vous la relation entre les membres, le bureau et les partenaires ?</text:span><text:line-break/>Ces relations ont été marquées par un esprit d’harmonie, de dialogue et de coopération. Nos partenaires, notamment Amaki Kinshasa, le LAC et la diaspora, ont joué un rôle essentiel dans notre développement.</text:p>
      <text:p text:style-name="P23"><text:span text:style-name="Strong_20_Emphasis">12. Avez-vous traversé des moments de doute ? Comment les avez-vous surmontés ?</text:span><text:line-break/>Oui, notamment face à l’absence de lieux fixes pour nos réunions. Nous avons su dépasser ces difficultés en adaptant notre fonctionnement et en recherchant des solutions plus stables.</text:p>
      <text:p text:style-name="P24"/>
      <text:h text:style-name="P25" text:outline-level="3"><text:span text:style-name="Strong_20_Emphasis">Transmission et avenir</text:span></text:h>
      <text:p text:style-name="P23"><text:span text:style-name="Strong_20_Emphasis">13. Pourquoi avez-vous décidé de ne pas vous représenter cette année ?</text:span><text:line-break/>Nos statuts prévoient un renouvellement régulier des responsabilités. Après dix années <text:soft-page-break/>d’engagement, il m’a semblé essentiel de passer le relais afin de favoriser un renouveau et permettre à d’autres de contribuer à la dynamique de l’association.</text:p>
      <text:p text:style-name="P23"><text:span text:style-name="Strong_20_Emphasis">14. Que souhaiteriez-vous dire au futur président ?</text:span><text:line-break/>Je lui conseillerais d’incarner un leadership apaisé, fondé sur l’écoute, la confiance et la cohésion. Il devra veiller à préserver l’unité et à agir en permanence dans l’intérêt collectif.</text:p>
      <text:p text:style-name="P23"><text:span text:style-name="Strong_20_Emphasis">15. Pouvez-vous évoquer une période déterminante pour l’association ?</text:span><text:line-break/>La période ayant suivi le décès de Samba Maziku a été fondatrice. Elle a suscité un élan de solidarité remarquable, révélant la force de notre communauté et consolidant notre sentiment d’appartenance.</text:p>
      <text:p text:style-name="P24"/>
      <text:h text:style-name="P25" text:outline-level="3"><text:span text:style-name="Strong_20_Emphasis">Anecdote et conclusion</text:span></text:h>
      <text:p text:style-name="P23"><text:span text:style-name="Strong_20_Emphasis">16. Si vous deviez résumer votre présidence en une phrase ?</text:span><text:line-break/>Dix années de service marquées par la constance, l’engagement et le dévouement au service d’Amaki.</text:p>
      <text:p text:style-name="P23"><text:span text:style-name="Strong_20_Emphasis">17. Quel conseil donneriez-vous aux membres pour l’avenir ?</text:span><text:line-break/>Préservez l’unité, cultivez l’entraide et faites confiance aux instances dirigeantes. C’est dans la cohésion et l’engagement collectif que l’association continuera de prospérer.</text:p>
      <text:p text:style-name="P24"/>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07T09:56:42.684272489</meta:creation-date>
    <meta:generator>LibreOffice/25.8.4.2$Linux_X86_64 LibreOffice_project/580$Build-2</meta:generator>
    <dc:date>2026-04-07T11:32:21.173092469</dc:date>
    <meta:editing-duration>PT18M48S</meta:editing-duration>
    <meta:editing-cycles>3</meta:editing-cycles>
    <meta:document-statistic meta:table-count="0" meta:image-count="0" meta:object-count="0" meta:page-count="5" meta:paragraph-count="70" meta:word-count="1590" meta:character-count="10456" meta:non-whitespace-character-count="8930"/>
  </office:meta>
</office:document-meta>
</file>